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3.8272in"/>
    </style:style>
    <style:style style:name="co9" style:family="table-column">
      <style:table-column-properties fo:break-before="auto" style:column-width="0.6752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content-validations>
        <table:content-validation table:name="val1" table:condition="of:cell-content-is-in-list(&quot;Yes&quot;;&quot;No&quot;)" table:allow-empty-cell="true" table:display-list="unsorted" table:base-cell-address="Sheet1.E1">
          <table:help-message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5"/>
        <table:table-column table:style-name="co9" table:default-cell-style-name="ce5"/>
        <table:table-column table:style-name="co2" table:number-columns-repeated="1014" table:default-cell-style-name="ce5"/>
        <table:table-row table:style-name="ro1">
          <table:table-cell table:style-name="ce1" office:value-type="string">
            <text:p>SrNo</text:p>
          </table:table-cell>
          <table:table-cell table:style-name="ce3" office:value-type="string">
            <text:p>PMID</text:p>
          </table:table-cell>
          <table:table-cell table:style-name="ce3" office:value-type="string">
            <text:p>ProtName</text:p>
          </table:table-cell>
          <table:table-cell table:style-name="ce6" office:value-type="string">
            <text:p>Localisation(Sprot)</text:p>
          </table:table-cell>
          <table:table-cell table:style-name="ce3" office:value-type="string">
            <text:p>Localisation(Paper)</text:p>
          </table:table-cell>
          <table:table-cell table:style-name="ce3" table:content-validation-name="val1" office:value-type="string">
            <text:p>#Same Sentence</text:p>
          </table:table-cell>
          <table:table-cell table:style-name="ce3" office:value-type="string">
            <text:p>Linkword</text:p>
          </table:table-cell>
          <table:table-cell table:style-name="ce9" office:value-type="string">
            <text:p>Possible Rules</text:p>
          </table:table-cell>
          <table:table-cell table:style-name="ce3" office:value-type="string">
            <text:p>Origin</text:p>
          </table:table-cell>
          <table:table-cell table:style-name="ce3" office:value-type="string">
            <text:p>All in title</text:p>
          </table:table-cell>
          <table:table-cell table:style-name="ce9" table:number-columns-repeated="1012"/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697820">
            <text:p>12697820</text:p>
          </table:table-cell>
          <table:table-cell/>
          <table:table-cell office:value-type="string">
            <text:p>Nucleus</text:p>
          </table:table-cell>
          <table:table-cell office:value-type="string">
            <text:p>chromatin</text:p>
          </table:table-cell>
          <table:table-cell table:content-validation-name="val1" office:value-type="string">
            <text:p>Yes</text:p>
          </table:table-cell>
          <table:table-cell office:value-type="string">
            <text:p>interact gentically with</text:p>
          </table:table-cell>
          <table:table-cell office:value-type="string">
            <text:p>Mutations in core subunits of [Machinery] [PROT] [PROT] interact genetically with mutations in [LOC]</text:p>
          </table:table-cell>
          <table:table-cell office:value-type="string">
            <text:p>Yeast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kinetochore</text:p>
          </table:table-cell>
          <table:table-cell table:content-validation-name="val1" office:value-type="string">
            <text:p>Yes</text:p>
          </table:table-cell>
          <table:table-cell office:value-type="string">
            <text:p>is localised to</text:p>
          </table:table-cell>
          <table:table-cell office:value-type="string">
            <text:p>[Machinery] is localised to [LOC]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chromosome</text:p>
          </table:table-cell>
          <table:table-cell table:content-validation-name="val1" office:value-type="string">
            <text:p>Yes</text:p>
          </table:table-cell>
          <table:table-cell office:value-type="string">
            <text:p>association with loci</text:p>
          </table:table-cell>
          <table:table-cell office:value-type="string">
            <text:p>[Machinery] association with loci ([LOC] in same sentence) is dependent on [PROT]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centromere</text:p>
          </table:table-cell>
          <table:table-cell table:content-validation-name="val1"/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spindle</text:p>
          </table:table-cell>
          <table:table-cell table:content-validation-name="val1"/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nucleosomes</text:p>
          </table:table-cell>
          <table:table-cell table:content-validation-name="val1"/>
          <table:table-cell table:number-columns-repeated="1018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207082">
            <text:p>10207082</text:p>
          </table:table-cell>
          <table:table-cell/>
          <table:table-cell office:value-type="string">
            <text:p>Cytoplasm</text:p>
          </table:table-cell>
          <table:table-cell office:value-type="string">
            <text:p>plasma membrane</text:p>
          </table:table-cell>
          <table:table-cell table:content-validation-name="val1" office:value-type="string">
            <text:p>Yes</text:p>
          </table:table-cell>
          <table:table-cell office:value-type="string">
            <text:p>accumulated within</text:p>
          </table:table-cell>
          <table:table-cell office:value-type="string">
            <text:p>[PROT] ** accumulated within [LOC]</text:p>
          </table:table-cell>
          <table:table-cell table:style-name="Default" office:value-type="string">
            <text:p>Yeast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Endosome.</text:p>
          </table:table-cell>
          <table:table-cell office:value-type="string">
            <text:p>vacuole</text:p>
          </table:table-cell>
          <table:table-cell table:content-validation-name="val1" office:value-type="string">
            <text:p>No</text:p>
          </table:table-cell>
          <table:table-cell office:value-type="string">
            <text:p>also accumulated in this compartment</text:p>
          </table:table-cell>
          <table:table-cell office:value-type="string">
            <text:p>[PROT] also accumulated in this compartment. (Note:Here it referes to [LOC] mentioned in prev sentence)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<text:s/>Late Endosome membrane</text:p>
          </table:table-cell>
          <table:table-cell office:value-type="string">
            <text:p>endosome</text:p>
          </table:table-cell>
          <table:table-cell table:content-validation-name="val1"/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cytoplasm</text:p>
          </table:table-cell>
          <table:table-cell table:content-validation-name="val1"/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vacuolar lumen</text:p>
          </table:table-cell>
          <table:table-cell table:content-validation-name="val1"/>
          <table:table-cell table:number-columns-repeated="1018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style-name="Default"/>
          <table:covered-table-cell/>
          <table:covered-table-cell table:style-name="Default"/>
          <table:covered-table-cell/>
          <table:table-cell table:number-columns-repeated="101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682047">
            <text:p>12682047</text:p>
          </table:table-cell>
          <table:table-cell/>
          <table:table-cell office:value-type="string">
            <text:p>Lipid droplet</text:p>
          </table:table-cell>
          <table:table-cell table:style-name="Default" office:value-type="string">
            <text:p>Lipid Particle</text:p>
          </table:table-cell>
          <table:table-cell table:content-validation-name="val1" office:value-type="string">
            <text:p>Yes</text:p>
          </table:table-cell>
          <table:table-cell office:value-type="string">
            <text:p>is highly enriched in</text:p>
          </table:table-cell>
          <table:table-cell office:value-type="string">
            <text:p>[PROT] ** is highly enriched in [LOC]</text:p>
          </table:table-cell>
          <table:table-cell table:style-name="Default" office:value-type="string">
            <text:p>Yeast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Membrane; Multi-pass membrane protein</text:p>
          </table:table-cell>
          <table:table-cell table:style-name="Default"/>
          <table:table-cell table:content-validation-name="val1" office:value-type="string">
            <text:p>Yes</text:p>
          </table:table-cell>
          <table:table-cell office:value-type="string">
            <text:p>activity of * is attributed to *</text:p>
          </table:table-cell>
          <table:table-cell office:value-type="string">
            <text:p>*** activity of [LOC] is attributed to [PROT]</text:p>
          </table:table-cell>
          <table:table-cell table:number-columns-repeated="1016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11038182">
            <text:p>11038182</text:p>
          </table:table-cell>
          <table:table-cell/>
          <table:table-cell office:value-type="string">
            <text:p>Mitochondrion outer membrane</text:p>
          </table:table-cell>
          <table:table-cell office:value-type="string">
            <text:p>Mitochondrial outer membrane</text:p>
          </table:table-cell>
          <table:table-cell table:content-validation-name="val1" office:value-type="string">
            <text:p>Yes</text:p>
          </table:table-cell>
          <table:table-cell office:value-type="string">
            <text:p>which assembles on</text:p>
          </table:table-cell>
          <table:table-cell office:value-type="string">
            <text:p>[PROT] which assembles on [LOC]</text:p>
          </table:table-cell>
          <table:table-cell office:value-type="string">
            <text:p>--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Peripheral membrane protein</text:p>
          </table:table-cell>
          <table:table-cell office:value-type="string">
            <text:p>Mitochondria</text:p>
          </table:table-cell>
          <table:table-cell table:content-validation-name="val1" office:value-type="string">
            <text:p>Yes</text:p>
          </table:table-cell>
          <table:table-cell office:value-type="string">
            <text:p>interacts with to mediate</text:p>
          </table:table-cell>
          <table:table-cell office:value-type="string">
            <text:p>[PROT1] interacts with [PROT2] to mediate [LOC] (fission/constriction/division)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Cytoplasmic side</text:p>
          </table:table-cell>
          <table:table-cell office:value-type="string">
            <text:p>Nuclear</text:p>
          </table:table-cell>
          <table:table-cell table:content-validation-name="val1" office:value-type="string">
            <text:p>Yes</text:p>
          </table:table-cell>
          <table:table-cell office:value-type="string">
            <text:p>colocalizes with</text:p>
          </table:table-cell>
          <table:table-cell office:value-type="string">
            <text:p>[PROT1] colocalizes with [PROT2] in/on [LOC]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Mitochondrial membrane</text:p>
          </table:table-cell>
          <table:table-cell table:content-validation-name="val1" office:value-type="string">
            <text:p>Yes</text:p>
          </table:table-cell>
          <table:table-cell office:value-type="string">
            <text:p>localization of * to *</text:p>
          </table:table-cell>
          <table:table-cell office:value-type="string">
            <text:p>localization of [PROT] to [LOC] 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content-validation-name="val1" office:value-type="string">
            <text:p>Yes</text:p>
          </table:table-cell>
          <table:table-cell office:value-type="string">
            <text:p>* possesses * targeting signal</text:p>
          </table:table-cell>
          <table:table-cell office:value-type="string">
            <text:p>[PROT] possesses [LOC] targeting signal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content-validation-name="val1" office:value-type="string">
            <text:p>Yes</text:p>
          </table:table-cell>
          <table:table-cell office:value-type="string">
            <text:p>targeting of * to*</text:p>
          </table:table-cell>
          <table:table-cell office:value-type="string">
            <text:p>targeting of [PROT] to [LOC]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content-validation-name="val1" office:value-type="string">
            <text:p>Yes</text:p>
          </table:table-cell>
          <table:table-cell/>
          <table:table-cell office:value-type="string">
            <text:p>to facilitate [PROT]-dependent [LOC] (fission/constriction/division)</text:p>
          </table:table-cell>
          <table:table-cell table:number-columns-repeated="1016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3">
          <table:table-cell office:value-type="float" office:value="5">
            <text:p>5</text:p>
          </table:table-cell>
          <table:table-cell table:style-name="ce1" office:value-type="float" office:value="14562095">
            <text:p>14562095</text:p>
          </table:table-cell>
          <table:table-cell/>
          <table:table-cell office:value-type="string">
            <text:p>22 localizations </text:p>
          </table:table-cell>
          <table:table-cell office:value-type="string">
            <text:p>chromosome</text:p>
          </table:table-cell>
          <table:table-cell table:content-validation-name="val1" office:value-type="string">
            <text:p>--</text:p>
          </table:table-cell>
          <table:table-cell table:number-columns-repeated="2" office:value-type="string">
            <text:p>--</text:p>
          </table:table-cell>
          <table:table-cell office:value-type="string">
            <text:p>Yeast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17882260">
            <text:p>17882260</text:p>
          </table:table-cell>
          <table:table-cell/>
          <table:table-cell office:value-type="string">
            <text:p>Membrane; Multi-pass membrane protein</text:p>
          </table:table-cell>
          <table:table-cell office:value-type="string">
            <text:p>Mitochondria</text:p>
          </table:table-cell>
          <table:table-cell table:content-validation-name="val1" office:value-type="string">
            <text:p>--</text:p>
          </table:table-cell>
          <table:table-cell office:value-type="string">
            <text:p>---</text:p>
          </table:table-cell>
          <table:table-cell office:value-type="string">
            <text:p>Cytochrome → Mitochondria</text:p>
          </table:table-cell>
          <table:table-cell office:value-type="string">
            <text:p>Yeast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Mitochondria inner membrane</text:p>
          </table:table-cell>
          <table:table-cell table:content-validation-name="val1" office:value-type="string">
            <text:p>--</text:p>
          </table:table-cell>
          <table:table-cell office:value-type="string">
            <text:p>--</text:p>
          </table:table-cell>
          <table:table-cell office:value-type="string">
            <text:p>cytochrome c oxidase → Mitochondria membrane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content-validation-name="val1" office:value-type="string">
            <text:p>Yes</text:p>
          </table:table-cell>
          <table:table-cell office:value-type="string">
            <text:p>associates with</text:p>
          </table:table-cell>
          <table:table-cell office:value-type="string">
            <text:p>[PROT] that associates with [LOC]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content-validation-name="val1" office:value-type="string">
            <text:p>Yes</text:p>
          </table:table-cell>
          <table:table-cell office:value-type="string">
            <text:p>--</text:p>
          </table:table-cell>
          <table:table-cell office:value-type="string">
            <text:p>[PROT] participates in [biosynthesis of heme]</text:p>
          </table:table-cell>
          <table:table-cell table:number-columns-repeated="1016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11565753">
            <text:p>11565753</text:p>
          </table:table-cell>
          <table:table-cell/>
          <table:table-cell office:value-type="string">
            <text:p>Nucleus</text:p>
          </table:table-cell>
          <table:table-cell office:value-type="string">
            <text:p>Ribosome</text:p>
          </table:table-cell>
          <table:table-cell table:content-validation-name="val1" office:value-type="string">
            <text:p>Yes</text:p>
          </table:table-cell>
          <table:table-cell office:value-type="string">
            <text:p>--</text:p>
          </table:table-cell>
          <table:table-cell office:value-type="string">
            <text:p>[PROT] involved in [ribosome-subunit-biogenesis]/[ribosome-subunit-assembly]</text:p>
          </table:table-cell>
          <table:table-cell office:value-type="string">
            <text:p>Yeast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Nucleolus</text:p>
          </table:table-cell>
          <table:table-cell office:value-type="string">
            <text:p>Nucleolar</text:p>
          </table:table-cell>
          <table:table-cell table:content-validation-name="val1" office:value-type="string">
            <text:p>Yes</text:p>
          </table:table-cell>
          <table:table-cell office:value-type="string">
            <text:p>Encodes ** involved in **</text:p>
          </table:table-cell>
          <table:table-cell office:value-type="string">
            <text:p>[PROT] encodes [LOC] protein involved in [ribosome-subunit biogenesis]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content-validation-name="val1" office:value-type="string">
            <text:p>Yes</text:p>
          </table:table-cell>
          <table:table-cell/>
          <table:table-cell office:value-type="string">
            <text:p>functional interaction between [PROT1] and <text:s/>[PROT2] during [ribosomal-subunit-assembly]</text:p>
          </table:table-cell>
          <table:table-cell table:number-columns-repeated="1016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table:style-name="ce1" office:value-type="float" office:value="9290212">
            <text:p>9290212</text:p>
          </table:table-cell>
          <table:table-cell/>
          <table:table-cell table:style-name="ce8" office:value-type="string">
            <text:p>Cytoplasm</text:p>
          </table:table-cell>
          <table:table-cell office:value-type="string">
            <text:p>chromosome</text:p>
          </table:table-cell>
          <table:table-cell table:content-validation-name="val1" office:value-type="string">
            <text:p>--</text:p>
          </table:table-cell>
          <table:table-cell table:number-columns-repeated="2" office:value-type="string">
            <text:p>--</text:p>
          </table:table-cell>
          <table:table-cell office:value-type="string">
            <text:p>S.cerevisae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Nucleus</text:p>
          </table:table-cell>
          <table:table-cell/>
          <table:table-cell table:content-validation-name="val1"/>
          <table:table-cell table:number-columns-repeated="2"/>
          <table:table-cell office:value-type="string">
            <text:p>Yeast</text:p>
          </table:table-cell>
          <table:table-cell table:number-columns-repeated="1015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5">
          <table:table-cell office:value-type="float" office:value="9">
            <text:p>9</text:p>
          </table:table-cell>
          <table:table-cell office:value-type="float" office:value="18660802">
            <text:p>18660802</text:p>
          </table:table-cell>
          <table:table-cell/>
          <table:table-cell office:value-type="string">
            <text:p>Nucleus outer membrane; Single-pass membrane protein;Cytoplasmic side</text:p>
          </table:table-cell>
          <table:table-cell office:value-type="string">
            <text:p>Nuclear Envelope</text:p>
          </table:table-cell>
          <table:table-cell table:content-validation-name="val1" office:value-type="string">
            <text:p>Yes</text:p>
          </table:table-cell>
          <table:table-cell office:value-type="string">
            <text:p>forms in</text:p>
          </table:table-cell>
          <table:table-cell office:value-type="string">
            <text:p>[PROT]-dependent *** forms in [LOC]</text:p>
          </table:table-cell>
          <table:table-cell office:value-type="string">
            <text:p>Yeast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Cytoplasm</text:p>
          </table:table-cell>
          <table:table-cell office:value-type="string">
            <text:p>nuclear pores</text:p>
          </table:table-cell>
          <table:table-cell table:content-validation-name="val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ytoskeleton</text:p>
          </table:table-cell>
          <table:table-cell office:value-type="string">
            <text:p>nuclear</text:p>
          </table:table-cell>
          <table:table-cell table:content-validation-name="val1"/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<text:s/>microtubule organizing center</text:p>
          </table:table-cell>
          <table:table-cell office:value-type="string">
            <text:p>DNA</text:p>
          </table:table-cell>
          <table:table-cell table:content-validation-name="val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s/>spindle pole body</text:p>
          </table:table-cell>
          <table:table-cell/>
          <table:table-cell table:content-validation-name="val1"/>
          <table:table-cell table:number-columns-repeated="1018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4576278">
            <text:p>14576278</text:p>
          </table:table-cell>
          <table:table-cell/>
          <table:table-cell office:value-type="string">
            <text:p>mitochondrion matrix</text:p>
          </table:table-cell>
          <table:table-cell office:value-type="string">
            <text:p>Mitochondria</text:p>
          </table:table-cell>
          <table:table-cell table:content-validation-name="val1" office:value-type="string">
            <text:p>---</text:p>
          </table:table-cell>
          <table:table-cell table:number-columns-repeated="3" office:value-type="string">
            <text:p>---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mitochondria</text:p>
          </table:table-cell>
          <table:table-cell/>
          <table:table-cell table:content-validation-name="val1"/>
          <table:table-cell table:number-columns-repeated="1018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6">
          <table:table-cell office:value-type="float" office:value="11">
            <text:p>11</text:p>
          </table:table-cell>
          <table:table-cell table:style-name="ce1" office:value-type="float" office:value="23169667">
            <text:p>23169667</text:p>
          </table:table-cell>
          <table:table-cell/>
          <table:table-cell table:style-name="ce5" office:value-type="string">
            <text:p>Vacuole membrane; Multi-pass membrane protein</text:p>
          </table:table-cell>
          <table:table-cell office:value-type="string">
            <text:p>lysosome</text:p>
          </table:table-cell>
          <table:table-cell table:content-validation-name="val1" office:value-type="string">
            <text:p>Yes</text:p>
          </table:table-cell>
          <table:table-cell office:value-type="string">
            <text:p>is a</text:p>
          </table:table-cell>
          <table:table-cell office:value-type="string">
            <text:p>[PROT] is a [LOC]</text:p>
          </table:table-cell>
          <table:table-cell office:value-type="string">
            <text:p>Yeast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Mitochondrion membrane; Multi-pass membrane protein</text:p>
          </table:table-cell>
          <table:table-cell office:value-type="string">
            <text:p>vacuolar membrane</text:p>
          </table:table-cell>
          <table:table-cell table:content-validation-name="val1" office:value-type="string">
            <text:p>Yes</text:p>
          </table:table-cell>
          <table:table-cell/>
          <table:table-cell office:value-type="string">
            <text:p>[PROT], the [LOC] ** (exporter/.../.../...)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mitochondria</text:p>
          </table:table-cell>
          <table:table-cell table:content-validation-name="val1" office:value-type="string">
            <text:p>Yes</text:p>
          </table:table-cell>
          <table:table-cell office:value-type="string">
            <text:p>localize to</text:p>
          </table:table-cell>
          <table:table-cell office:value-type="string">
            <text:p>[PROT] localizes to [LOC]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content-validation-name="val1" office:value-type="string">
            <text:p>Yes</text:p>
          </table:table-cell>
          <table:table-cell office:value-type="string">
            <text:p>at the</text:p>
          </table:table-cell>
          <table:table-cell office:value-type="string">
            <text:p>[PROT] at the [LOC]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content-validation-name="val1" office:value-type="string">
            <text:p>Yes</text:p>
          </table:table-cell>
          <table:table-cell/>
          <table:table-cell office:value-type="string">
            <text:p>[PROT] are [LOC] exporters</text:p>
          </table:table-cell>
          <table:table-cell table:number-columns-repeated="1016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7">
          <table:table-cell office:value-type="float" office:value="12">
            <text:p>12</text:p>
          </table:table-cell>
          <table:table-cell table:style-name="ce1" office:value-type="float" office:value="8846782">
            <text:p>8846782</text:p>
          </table:table-cell>
          <table:table-cell/>
          <table:table-cell table:style-name="ce5" office:value-type="string">
            <text:p>Cell membrane; Peripheral membrane protein; Cytoplasmic side</text:p>
          </table:table-cell>
          <table:table-cell office:value-type="string">
            <text:p>vacuole</text:p>
          </table:table-cell>
          <table:table-cell table:content-validation-name="val1" office:value-type="string">
            <text:p>Yes</text:p>
          </table:table-cell>
          <table:table-cell office:value-type="string">
            <text:p>is a</text:p>
          </table:table-cell>
          <table:table-cell office:value-type="string">
            <text:p>[PROT] is a [LOC]</text:p>
          </table:table-cell>
          <table:table-cell office:value-type="string">
            <text:p>Yeast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5" office:value-type="string">
            <text:p>Vacuole membrane; Peripheral membrane protein; Cytoplasmic side</text:p>
          </table:table-cell>
          <table:table-cell/>
          <table:table-cell table:content-validation-name="val1" office:value-type="string">
            <text:p>Yes</text:p>
          </table:table-cell>
          <table:table-cell office:value-type="string">
            <text:p>localized to surface</text:p>
          </table:table-cell>
          <table:table-cell office:value-type="string">
            <text:p>[PROT] localized to surface of [LOC]</text:p>
          </table:table-cell>
          <table:table-cell office:value-type="string">
            <text:p>Man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content-validation-name="val1" office:value-type="string">
            <text:p>Yes</text:p>
          </table:table-cell>
          <table:table-cell/>
          <table:table-cell office:value-type="string">
            <text:p>cause a delocalization of [PROT] from [LOC]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content-validation-name="val1" office:value-type="string">
            <text:p>Yes</text:p>
          </table:table-cell>
          <table:table-cell office:value-type="string">
            <text:p>localization is important for</text:p>
          </table:table-cell>
          <table:table-cell office:value-type="string">
            <text:p>[LOC] localization is important for [PROT]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content-validation-name="val1" office:value-type="string">
            <text:p>Yes</text:p>
          </table:table-cell>
          <table:table-cell office:value-type="string">
            <text:p>modulates</text:p>
          </table:table-cell>
          <table:table-cell office:value-type="string">
            <text:p>[PROT] modulates [LOC]</text:p>
          </table:table-cell>
          <table:table-cell table:number-columns-repeated="1016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6">
          <table:table-cell office:value-type="float" office:value="13">
            <text:p>13</text:p>
          </table:table-cell>
          <table:table-cell table:style-name="ce1" office:value-type="float" office:value="15572352">
            <text:p>15572352</text:p>
          </table:table-cell>
          <table:table-cell/>
          <table:table-cell table:style-name="ce5" office:value-type="string">
            <text:p>Vacuole membrane; Multi-pass membrane protein.</text:p>
          </table:table-cell>
          <table:table-cell office:value-type="string">
            <text:p>vacuolar membrane</text:p>
          </table:table-cell>
          <table:table-cell table:content-validation-name="val1" office:value-type="string">
            <text:p>Yes</text:p>
          </table:table-cell>
          <table:table-cell/>
          <table:table-cell office:value-type="string">
            <text:p>[PROT], a/the [LOC] ** (exporter/transporter/.../...)</text:p>
          </table:table-cell>
          <table:table-cell office:value-type="string">
            <text:p>S.cerevisae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vacuole</text:p>
          </table:table-cell>
          <table:table-cell table:content-validation-name="val1" office:value-type="string">
            <text:p>Yes</text:p>
          </table:table-cell>
          <table:table-cell office:value-type="string">
            <text:p>localize exclusively to</text:p>
          </table:table-cell>
          <table:table-cell office:value-type="string">
            <text:p>[PROT] localize exclusively to [LOC]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content-validation-name="val1" office:value-type="string">
            <text:p>Yes</text:p>
          </table:table-cell>
          <table:table-cell/>
          <table:table-cell office:value-type="string">
            <text:p>defect in *** observed in [LOC] of mutants [PROT]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content-validation-name="val1" office:value-type="string">
            <text:p>No</text:p>
          </table:table-cell>
          <table:table-cell/>
          <table:table-cell office:value-type="string">
            <text:p>1. identified genes involved in the transport into [LOC] 2.defect *** was complemented by introducing [PROT] gene</text:p>
          </table:table-cell>
          <table:table-cell table:number-columns-repeated="1016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7">
          <table:table-cell office:value-type="float" office:value="14">
            <text:p>14</text:p>
          </table:table-cell>
          <table:table-cell table:style-name="ce1" office:value-type="float" office:value="16689936">
            <text:p>16689936</text:p>
          </table:table-cell>
          <table:table-cell/>
          <table:table-cell table:style-name="ce5" office:value-type="string">
            <text:p>NADH-cytochrome b5 reductase p32 form: Mitochondrion intermembrane space.</text:p>
          </table:table-cell>
          <table:table-cell office:value-type="string">
            <text:p>mitochondria outer membrane</text:p>
          </table:table-cell>
          <table:table-cell table:content-validation-name="val1" office:value-type="string">
            <text:p>Yes</text:p>
          </table:table-cell>
          <table:table-cell/>
          <table:table-cell office:value-type="string">
            <text:p>[LOC] protein [PROT]</text:p>
          </table:table-cell>
          <table:table-cell office:value-type="string">
            <text:p>S.cerevisae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<text:s/>NADH-cytochrome b5 reductase p34 form: Mitochondrion outer membrane; Single-pass membrane protein</text:p>
          </table:table-cell>
          <table:table-cell/>
          <table:table-cell table:content-validation-name="val1"/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>
            <text:p>Mitochondrion outer membrane</text:p>
          </table:table-cell>
          <table:table-cell/>
          <table:table-cell table:content-validation-name="val1"/>
          <table:table-cell table:number-columns-repeated="1018"/>
        </table:table-row>
        <table:table-row table:style-name="ro4">
          <table:table-cell table:style-name="ce2" table:number-columns-spanned="10" table:number-rows-spanned="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4"/>
        </table:table-row>
        <table:table-row table:style-name="ro7">
          <table:table-cell office:value-type="float" office:value="15">
            <text:p>15</text:p>
          </table:table-cell>
          <table:table-cell office:value-type="float" office:value="16874308">
            <text:p>16874308</text:p>
          </table:table-cell>
          <table:table-cell/>
          <table:table-cell table:style-name="ce5" office:value-type="string">
            <text:p>Cytoplasm</text:p>
          </table:table-cell>
          <table:table-cell office:value-type="string">
            <text:p>Transcription → Nucleus</text:p>
          </table:table-cell>
          <table:table-cell table:content-validation-name="val1" office:value-type="string">
            <text:p>No</text:p>
          </table:table-cell>
          <table:table-cell/>
          <table:table-cell office:value-type="string">
            <text:p>1. We characterize a new complex ** contains ** [PROT1] [PROT2] </text:p>
            <text:p>2. [LOC] modifying enzymes underscore the direct role of the complex .</text:p>
          </table:table-cell>
          <table:table-cell office:value-type="string">
            <text:p>Yeast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Nucleus</text:p>
          </table:table-cell>
          <table:table-cell office:value-type="string">
            <text:p>chromatin</text:p>
          </table:table-cell>
          <table:table-cell table:content-validation-name="val1"/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>
            <text:p>Chromosome</text:p>
          </table:table-cell>
          <table:table-cell/>
          <table:table-cell table:content-validation-name="val1"/>
          <table:table-cell table:number-columns-repeated="1018"/>
        </table:table-row>
        <table:table-row table:style-name="ro3">
          <table:table-cell table:number-columns-repeated="3"/>
          <table:table-cell table:style-name="ce5" office:value-type="string">
            <text:p>telomere</text:p>
          </table:table-cell>
          <table:table-cell/>
          <table:table-cell table:content-validation-name="val1"/>
          <table:table-cell table:number-columns-repeated="1018"/>
        </table:table-row>
        <table:table-row table:style-name="ro4" table:number-rows-repeated="1048493">
          <table:table-cell table:number-columns-repeated="5"/>
          <table:table-cell table:content-validation-name="val1"/>
          <table:table-cell table:number-columns-repeated="1018"/>
        </table:table-row>
        <table:table-row table:style-name="ro8" table:number-rows-repeated="9">
          <table:table-cell table:number-columns-repeated="5"/>
          <table:table-cell table:content-validation-name="val1"/>
          <table:table-cell table:number-columns-repeated="1018"/>
        </table:table-row>
        <table:table-row table:style-name="ro8">
          <table:table-cell table:number-columns-repeated="5"/>
          <table:table-cell table:content-validation-name="val1"/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F1:Sheet1.F1" table:orientation="column">
          <table:filter>
            <table:filter-or>
              <table:filter-condition table:field-number="5" table:value="Yes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15:50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ikant </meta:initial-creator>
    <meta:creation-date>2014-03-17T17:46:37</meta:creation-date>
    <meta:generator>LibreOffice/3.6$Linux_x86 LibreOffice_project/360m1$Build-2</meta:generator>
    <dc:date>2014-04-22T15:50:44</dc:date>
    <dc:creator>Shrikant </dc:creator>
    <meta:editing-duration>PT7H7M24S</meta:editing-duration>
    <meta:editing-cycles>52</meta:editing-cycles>
    <meta:document-statistic meta:table-count="1" meta:cell-count="255" meta:object-count="0"/>
  </office:meta>
</office:document-meta>
</file>